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avid CLM" fo:font-size="22pt" style:text-underline-style="solid" style:text-underline-width="auto" style:text-underline-color="font-color" fo:font-weight="bold" officeooo:rsid="0015c25b" officeooo:paragraph-rsid="0015c25b" style:font-size-asian="22pt" style:font-weight-asian="bold" style:font-size-complex="2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15c25b" officeooo:paragraph-rsid="0015c25b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1809f6" officeooo:paragraph-rsid="001809f6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3f386" officeooo:paragraph-rsid="0023f386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19a885" officeooo:paragraph-rsid="0019a885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1df8e6" officeooo:paragraph-rsid="001df8e6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1f5069" officeooo:paragraph-rsid="001f5069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11c17" officeooo:paragraph-rsid="00211c17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1a7f9" officeooo:paragraph-rsid="0021a7f9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3908e" officeooo:paragraph-rsid="0023908e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6261a" officeooo:paragraph-rsid="0026261a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6632d" officeooo:paragraph-rsid="0026632d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730bd" officeooo:paragraph-rsid="002730bd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78a15" officeooo:paragraph-rsid="00278a15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8dca5" officeooo:paragraph-rsid="0028dca5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9c964" officeooo:paragraph-rsid="0029c964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avid CLM" fo:font-size="14pt" style:text-underline-style="none" fo:font-weight="normal" officeooo:rsid="002cc95b" officeooo:paragraph-rsid="002cc95b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5c25b" officeooo:paragraph-rsid="0015c25b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ab7a9" officeooo:paragraph-rsid="001ab7a9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df8e6" officeooo:paragraph-rsid="001df8e6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1a7f9" officeooo:paragraph-rsid="0021a7f9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49dcf" officeooo:paragraph-rsid="00249dcf" style:font-size-asian="12.25pt" style:font-weight-asian="normal" style:font-size-complex="14pt" style:font-weight-complex="normal"/>
    </style:style>
    <style:style style:name="T1" style:family="text">
      <style:text-properties style:font-name="David CLM"/>
    </style:style>
    <style:style style:name="T2" style:family="text">
      <style:text-properties style:font-name="David CLM" officeooo:rsid="0016eb38"/>
    </style:style>
    <style:style style:name="T3" style:family="text">
      <style:text-properties style:font-name="David CLM" officeooo:rsid="001c4ba4"/>
    </style:style>
    <style:style style:name="T4" style:family="text">
      <style:text-properties style:font-name="David CLM" officeooo:rsid="001dbd5d"/>
    </style:style>
    <style:style style:name="T5" style:family="text">
      <style:text-properties style:font-name="David CLM" officeooo:rsid="001f5069"/>
    </style:style>
    <style:style style:name="T6" style:family="text">
      <style:text-properties style:font-name="David CLM" officeooo:rsid="0023908e"/>
    </style:style>
    <style:style style:name="T7" style:family="text">
      <style:text-properties style:font-name="David CLM" officeooo:rsid="0026632d"/>
    </style:style>
    <style:style style:name="T8" style:family="text">
      <style:text-properties officeooo:rsid="0026632d"/>
    </style:style>
    <style:style style:name="T9" style:family="text">
      <style:text-properties officeooo:rsid="001809f6"/>
    </style:style>
    <style:style style:name="T10" style:family="text">
      <style:text-properties officeooo:rsid="002cc95b"/>
    </style:style>
    <style:style style:name="T11" style:family="text">
      <style:text-properties officeooo:rsid="002d28d4"/>
    </style:style>
    <style:style style:name="T12" style:family="text">
      <style:text-properties officeooo:rsid="002edf96"/>
    </style:style>
    <style:style style:name="T13" style:family="text">
      <style:text-properties officeooo:rsid="0030d2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ego-net RFC</text:p>
      <text:p text:style-name="P1"/>
      <text:list xml:id="list4141054241287524241" text:style-name="L1">
        <text:list-item>
          <text:p text:style-name="P2">the application will provide a backbone for multi to multi / pear to pear API between application<text:span text:style-name="T8">s</text:span> </text:p>
        </text:list-item>
        <text:list-item>
          <text:p text:style-name="P2">the <text:span text:style-name="T8">fuego-net </text:span>application can be configured as a provider and/or a requester.</text:p>
        </text:list-item>
        <text:list-item>
          <text:p text:style-name="P2">A provider is the destination API representative. </text:p>
        </text:list-item>
        <text:list-item>
          <text:p text:style-name="P2">A provider can be a single or a group of the single API service.</text:p>
        </text:list-item>
        <text:list-item>
          <text:p text:style-name="P2">The provider group is a group of servers which provides the same API and needs Load Balance and High Availability solution.</text:p>
        </text:list-item>
        <text:list-item>
          <text:p text:style-name="P2">A requester is the source API representative.</text:p>
        </text:list-item>
        <text:list-item>
          <text:p text:style-name="P18"><text:span text:style-name="T1">A requester is a single se</text:span><text:span text:style-name="T2">rvice</text:span><text:span text:style-name="T1"> which needs to send a message to a provider or the a provider</text:span><text:span text:style-name="T7">s</text:span><text:span text:style-name="T1"> group.</text:span></text:p>
        </text:list-item>
        <text:list-item>
          <text:p text:style-name="P3">The requester holds a table of which server on which port provides which API <text:span text:style-name="T10">over, this table is automatically maintained over the UDP transmission</text:span>.</text:p>
        </text:list-item>
        <text:list-item>
          <text:p text:style-name="P3">On the <text:span text:style-name="T11">requester's</text:span> table there is a value of cost for each <text:span text:style-name="T11">provider</text:span> which represent it's load</text:p>
        </text:list-item>
        <text:list-item>
          <text:p text:style-name="P3">the requester will start a pear to pear session with the provider with the lowest/<text:span text:style-name="T12">highest</text:span> cost.</text:p>
        </text:list-item>
        <text:list-item>
          <text:p text:style-name="P3">The session will be over a transfer over TCP and can be configured to go over TLS.</text:p>
        </text:list-item>
        <text:list-item>
          <text:p text:style-name="P4">The <text:span text:style-name="T13">internal </text:span>transfer <text:span text:style-name="T13">between the feugo-net and the API </text:span>can be using JSON / XML / <text:span text:style-name="T13">REST standart</text:span>.</text:p>
        </text:list-item>
        <text:list-item>
          <text:p text:style-name="P3">Each provider will send there own cost through broadcast UDP struct <text:span text:style-name="T8">(provider struct)</text:span> </text:p>
        </text:list-item>
        <text:list-item>
          <text:p text:style-name="P5">a requester will receive the provider struct and will sort at it's own table which of the provider is with the lowest cost.</text:p>
        </text:list-item>
        <text:list-item>
          <text:p text:style-name="P5">In cas<text:span text:style-name="T8">e</text:span> the requester is unable to communicate with the provider then the provider with the next cost in the table will receive a session request.</text:p>
        </text:list-item>
        <text:list-item>
          <text:p text:style-name="P19"><text:span text:style-name="T1">Currently the provider struct will be consistent of the server cost , the API group id , the </text:span><text:span text:style-name="T3">provider</text:span><text:span text:style-name="T1"> id in the group, </text:span><text:span text:style-name="T3">the provider spectrum </text:span><text:span text:style-name="T4">,</text:span><text:span text:style-name="T3"> boolean </text:span><text:span text:style-name="T4">provider available </text:span><text:span text:style-name="T5">and boolean empty queue.</text:span></text:p>
          <text:list>
            <text:list-item>
              <text:p text:style-name="P20"><text:span text:style-name="T4">P</text:span><text:span text:style-name="T1">rovider cost – the cost of the provider from the provider side</text:span></text:p>
            </text:list-item>
            <text:list-item>
              <text:p text:style-name="P6">API group id – the provider group id of the API service</text:p>
            </text:list-item>
            <text:list-item>
              <text:p text:style-name="P7">the provider gid – the provider id in the API service group</text:p>
            </text:list-item>
            <text:list-item>
              <text:p text:style-name="P7">the provider spectrum – a calculation of the resource the service is been getting from the provider server</text:p>
            </text:list-item>
            <text:list-item>
              <text:p text:style-name="P8">boolean empty queue – a boolean that will represent is the API service queue on the provider is empty or not.</text:p>
            </text:list-item>
          </text:list>
        </text:list-item>
        <text:list-item>
          <text:p text:style-name="P9">The provider will send the provider struct when there is a change which is over the limitation the implementer has decided.</text:p>
        </text:list-item>
        <text:list-item>
          <text:p text:style-name="P21"><text:span text:style-name="T1">Each API service </text:span><text:span text:style-name="T6">change </text:span><text:span text:style-name="T1">modification spectrum whether to send a provider struct or </text:span><text:soft-page-break/><text:span text:style-name="T1">not can be change dynamically or as a suggestion.</text:span></text:p>
        </text:list-item>
        <text:list-item>
          <text:p text:style-name="P10">The fuego-net application can dynamically set the change modification spectrum which is based on average server status values.</text:p>
        </text:list-item>
        <text:list-item>
          <text:p text:style-name="P22"><text:span text:style-name="T1">The requester will get the IP , name , network bandwidth along with the provider struct and recalculate the cost with the newly values and store them in it's table.</text:span></text:p>
        </text:list-item>
        <text:list-item>
          <text:p text:style-name="P11">Each requester holds a table for each provider in the server memory.</text:p>
        </text:list-item>
        <text:list-item>
          <text:p text:style-name="P11">In case a new group is formed , the group providers publish the group to all the requester.</text:p>
        </text:list-item>
        <text:list-item>
          <text:p text:style-name="P11">A requester which receives a new group waits for administrative approval (can be set to auto) to add the group to the allow providers list.</text:p>
        </text:list-item>
        <text:list-item>
          <text:p text:style-name="P12">The fuego-net application can have a central server for log transactions and analysis.</text:p>
        </text:list-item>
        <text:list-item>
          <text:p text:style-name="P13">The <text:span text:style-name="T9">requester </text:span>can be set to wait for transaction approval or not to wait for transaction approval.</text:p>
        </text:list-item>
        <text:list-item>
          <text:p text:style-name="P13">Providers sent the provider struct as UDP binary transaction over multicast and only the relevant requesters approve the struct </text:p>
        </text:list-item>
        <text:list-item>
          <text:p text:style-name="P14">the provider will run a kernel module to monitor and send the provider struct when the limit is breached.</text:p>
        </text:list-item>
        <text:list-item>
          <text:p text:style-name="P14">The requester will use the kernel module to maintain the table of all the providers (in the system memory).</text:p>
        </text:list-item>
        <text:list-item>
          <text:p text:style-name="P15">Both the provider and the requester have a set of libraries for C/C++/Python/Perl and Java to communicate trough the fuego-net backbone.</text:p>
        </text:list-item>
        <text:list-item>
          <text:p text:style-name="P16">The requester will work over network socket of through the libraries </text:p>
        </text:list-item>
        <text:list-item>
          <text:p text:style-name="P16">the requester can open a network socket on the localhost to listen to the application API internal.</text:p>
        </text:list-item>
        <text:list-item>
          <text:p text:style-name="P16">The reuester will listen to it's queue and when a request is issued then it will trasfer it by the cost.</text:p>
        </text:list-item>
        <text:list-item>
          <text:p text:style-name="P16">The provider will communication with the application API over the localhost when the application will open a network socket over localhost or will use libraries to listen to the fuego-net queue</text:p>
        </text:list-item>
        <text:list-item>
          <text:p text:style-name="P17">the feugo-net can provide the server API with libraries that will provide a load-balancing and priority service in case the customer does not want to use the binariy transf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20:59:34.074925624</meta:creation-date>
    <meta:generator>LibreOffice/4.2.6.3$Linux_X86_64 LibreOffice_project/420$Build-3</meta:generator>
    <dc:date>2014-10-12T21:03:30.093033354</dc:date>
    <meta:editing-duration>PT23H57M56S</meta:editing-duration>
    <meta:editing-cycles>24</meta:editing-cycles>
    <meta:document-statistic meta:table-count="0" meta:image-count="0" meta:object-count="0" meta:page-count="2" meta:paragraph-count="40" meta:word-count="760" meta:character-count="4209" meta:non-whitespace-character-count="3518"/>
  </office:meta>
</office:document-meta>
</file>